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dd6ee" fo:background-color="#9cc2e5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bdd6ee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amyloid_database</text:p>
          </table:table-cell>
          <table:table-cell office:value-type="string" calcext:value-type="string">
            <text:p>amyloid_tht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NSG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FTIR, TEM, ProteoStat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ANKH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TANGO, 3D profile method</text:p>
          </table:table-cell>
          <table:table-cell table:style-name="ce6" office:value-type="string" calcext:value-type="string">
            <text:p>electron micrograph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EMRH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TANGO, 3D profile method</text:p>
          </table:table-cell>
          <table:table-cell table:style-name="ce6" office:value-type="string" calcext:value-type="string">
            <text:p>electron micrograph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M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X-ray diffra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EY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altz, position-specific scoring matrix (PSSM)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GFN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SSSN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6" office:value-type="string" calcext:value-type="string">
            <text:p>electron micrograph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SSN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X-ray microcrystallography, electron micrograph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NI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FNI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Far-UV CD and E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-ray crystallograph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LFNL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TVV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D profile method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LNIYQ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TFIQF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SFY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D profile method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YYTEFT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3D profile method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TIFV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ETVIV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FTIR, electron microscopy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TPTEK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3D profile method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FQKQQ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FGELF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HVI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D profile method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TII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Far-UV CD and EM</text:p>
          </table:table-cell>
          <table:table-cell/>
        </table:table-row>
        <table:table-row table:style-name="ro1">
          <table:table-cell table:style-name="ce2" office:value-type="string" calcext:value-type="string">
            <text:p>THT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.00.0000</text:date>, <text:time style:data-style-name="N2" text:time-value="11:01:43.56972230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2:08.593205934</meta:creation-date>
    <dc:date>2018-11-29T12:58:29.496152347</dc:date>
    <meta:editing-duration>PT16M14S</meta:editing-duration>
    <meta:editing-cycles>3</meta:editing-cycles>
    <meta:generator>LibreOffice/6.0.6.2$Linux_X86_64 LibreOffice_project/00m0$Build-2</meta:generator>
    <meta:document-statistic meta:table-count="1" meta:cell-count="123" meta:object-count="0"/>
  </office:meta>
</office:document-meta>
</file>